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3c90" officeooo:paragraph-rsid="00163c90"/>
    </style:style>
    <style:style style:name="T1" style:family="text">
      <style:text-properties officeooo:rsid="0019ca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CLASSROOM </text:p>
      <text:p text:style-name="P1">Cours : Gérez votre code avec Git &amp; GitHub </text:p>
      <text:p text:style-name="P1"/>
      <text:p text:style-name="P1">Partie 3 Activité</text:p>
      <text:p text:style-name="P1"/>
      <text:p text:style-name="P1">1. Qu’est-ce qu’un commit ?</text:p>
      <text:p text:style-name="P1"/>
      <text:p text:style-name="P1">Le développement Web, et le code en général nécessite beaucoup <text:span text:style-name="T1">d’</text:span>allers-retours et de modifications. Il est nécessaire d’avoir une trace des différentes modifications pour, notamment corriger les bugs. De plus, travailler sur du code en collaboration <text:span text:style-name="T1">va demander de la rigeur et de l’organisation. Fonctionner avec un logiciel de versionning va satisfaire les exigences du code.</text:span></text:p>
      <text:p text:style-name="P1"/>
      <text:p text:style-name="P1">On appelle commit, l’enregistrement de la version <text:span text:style-name="T1">de</text:span> fichier<text:span text:style-name="T1">s</text:span> indexé<text:span text:style-name="T1">s</text:span> au préalable <text:span text:style-name="T1">présent dans le dossier de travail ou repository</text:span>. Il sera désormais possible d’avoir accès <text:span text:style-name="T1">une</text:span> version <text:span text:style-name="T1">donnée </text:span>après plusieurs commit. Cela va permettre d’avancer son travaille en enregistrant des points de repères, ainsi, si la direction que prend le projet n’est pas satisfaisante il est possible de revenir à un commit plus fiable et repartir dans la direction souhaitée.</text:p>
      <text:p text:style-name="P1"/>
      <text:p text:style-name="P1">2. A quoi sert la commande git log ?</text:p>
      <text:p text:style-name="P1"/>
      <text:p text:style-name="P1">3. Qu’est-ce qu’une branc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9:30:47.005000000</meta:creation-date>
    <dc:date>2019-10-10T19:20:49.418000000</dc:date>
    <meta:editing-duration>PT11H40M44S</meta:editing-duration>
    <meta:editing-cycles>2</meta:editing-cycles>
    <meta:generator>LibreOffice/5.3.7.2$Windows_X86_64 LibreOffice_project/6b8ed514a9f8b44d37a1b96673cbbdd077e24059</meta:generator>
    <meta:document-statistic meta:table-count="0" meta:image-count="0" meta:object-count="0" meta:page-count="1" meta:paragraph-count="8" meta:word-count="159" meta:character-count="1000" meta:non-whitespace-character-count="847"/>
  </office:meta>
</office:document-meta>
</file>